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c22e3"/>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c22e3" officeooo:paragraph-rsid="001c22e3"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c22e3" officeooo:paragraph-rsid="001c22e3"/>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c22e3" officeooo:paragraph-rsid="001c22e3"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c22e3"/>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c22e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Assi<text:span text:style-name="T4">gnment 05.05 Nested Loop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This program rolls 2 dice given the amount of sides on each die and the amount of times each pair</text:p>
        <text:p text:style-name="P9"><text:s/>* is rolled, then determines the percentage that each sum is rolled.</text:p>
        <text:p text:style-name="P9"><text:s/>*</text:p>
        <text:p text:style-name="P9"><text:s/>* @author Josiah K.</text:p>
        <text:p text:style-name="P9"><text:s/>* @version 11/23/19</text:p>
        <text:p text:style-name="P9"><text:s/>*</text:p>
        <text:p text:style-name="P9"><text:s/>* All the code for this project is provided. Your task is to rearrange it and put it in the correct order.</text:p>
        <text:p text:style-name="P9"><text:s/>* The final program should be indented properly and each section documented.</text:p>
        <text:p text:style-name="P9"><text:s/>*</text:p>
        <text:p text:style-name="P9"><text:s/>*/</text:p>
        <text:p text:style-name="P9"/>
        <text:p text:style-name="P9">import java.util.Random</text:p>
        <text:p text:style-name="P9">import java.util.Scanner</text:p>
        <text:p text:style-name="P9"/>
        <text:p text:style-name="P9">public class DiceProbability</text:p>
        <text:p text:style-name="P9"/>
        <text:p text:style-name="P9"><text:s text:c="4"/>public static void main(String[] args)</text:p>
        <text:p text:style-name="P9"><text:s text:c="4"/></text:p>
        <text:p text:style-name="P9"><text:s text:c="4"/><text:tab/>//Declare and initialize variables and objects</text:p>
        <text:p text:style-name="P9"><text:s text:c="8"/>Scanner in = new Scanner(System.in)</text:p>
        <text:p text:style-name="P9"><text:s text:c="8"/>int sum = 0</text:p>
        <text:p text:style-name="P9"><text:soft-page-break/><text:s text:c="8"/>int numSides = 0</text:p>
        <text:p text:style-name="P9"><text:s text:c="8"/>int numRolls = 0</text:p>
        <text:p text:style-name="P9"><text:s text:c="8"/>int match = 0 //Number of times sum of dice matches the current sum</text:p>
        <text:p text:style-name="P9"><text:s text:c="8"/>int die1 = 0</text:p>
        <text:p text:style-name="P9"><text:s text:c="8"/>int die2 = 0</text:p>
        <text:p text:style-name="P9"><text:s text:c="8"/>double probability = 0.0</text:p>
        <text:p text:style-name="P9"><text:s text:c="8"/>Random randNum = new Random()</text:p>
        <text:p text:style-name="P9"><text:s text:c="8"/>//Print the title of program</text:p>
        <text:p text:style-name="P9"><text:s text:c="8"/>println("\nCaculates the probability of each sum from a pair of die\ngiven the number of sides on a die and the number of rolls")</text:p>
        <text:p text:style-name="P9"><text:s text:c="8"/>//Input: ask user for number of rolls and number of sides on a die</text:p>
        <text:p text:style-name="P9"><text:s text:c="8"/>print("\nPlease enter the number of sides on a die: ")</text:p>
        <text:p text:style-name="P9"><text:s text:c="8"/>numSides = in.nextInt()</text:p>
        <text:p text:style-name="P9"><text:s text:c="8"/>print("Please enter the number of rolls: ")</text:p>
        <text:p text:style-name="P9"><text:s text:c="8"/>numRolls = in.nextInt()</text:p>
        <text:p text:style-name="P9"><text:s text:c="8"/>//Print heading for output table</text:p>
        <text:p text:style-name="P9"><text:s text:c="8"/>print("\n Sum of dice \t Probability \n")</text:p>
        <text:p text:style-name="P9"/>
        <text:p text:style-name="P9"><text:s text:c="16"/>//***************************************************************************************</text:p>
        <text:p text:style-name="P9"><text:s text:c="16"/>//Using nested loops, cycle through the possible sums of the dice.</text:p>
        <text:p text:style-name="P9"><text:s text:c="16"/>//Roll the dice the given number of times for each sum.</text:p>
        <text:p text:style-name="P9"><text:s text:c="16"/>//Count how many times the sum of the dice match the current sum being looked for.</text:p>
        <text:p text:style-name="P9"><text:s text:c="16"/>//***************************************************************************************</text:p>
        <text:p text:style-name="P9"><text:soft-page-break/><text:s text:c="8"/>//Loop to increment through the possible sums of the dice</text:p>
        <text:p text:style-name="P9"><text:s text:c="8"/>for( sum = 2 sum &lt;= (numSides * 2) sum++ )</text:p>
        <text:p text:style-name="P9"><text:s text:c="8"/></text:p>
        <text:p text:style-name="P9"><text:s text:c="12"/>match = 0</text:p>
        <text:p text:style-name="P9"><text:s text:c="12"/></text:p>
        <text:p text:style-name="P9"><text:s text:c="12"/>//Loop to throw dice given number of times</text:p>
        <text:p text:style-name="P9"><text:s text:c="12"/>for( int roll <text:s/>= 0 roll &lt; numRolls roll++ )</text:p>
        <text:p text:style-name="P9"><text:s text:c="12"/></text:p>
        <text:p text:style-name="P9"><text:s text:c="16"/>//Randomly generate values for two dice</text:p>
        <text:p text:style-name="P9"><text:s text:c="16"/>die1 = randNum.nextInt( numSides ) +1</text:p>
        <text:p text:style-name="P9"><text:s text:c="16"/>die2 = randNum.nextInt( numSides ) +1</text:p>
        <text:p text:style-name="P9"/>
        <text:p text:style-name="P9"><text:s text:c="16"/>//Check if the sum of dice is equal to the given sum</text:p>
        <text:p text:style-name="P9"><text:s text:c="16"/>if ( die1 + die2 == sum )</text:p>
        <text:p text:style-name="P9"><text:s text:c="16"/></text:p>
        <text:p text:style-name="P9"><text:s text:c="20"/>match++</text:p>
        <text:p text:style-name="P9"><text:s text:c="17"/>// end if</text:p>
        <text:p text:style-name="P9"><text:s text:c="13"/>//end for</text:p>
        <text:p text:style-name="P9"><text:s text:c="12"/></text:p>
        <text:p text:style-name="P9"><text:s text:c="12"/>//After all throws, calculate percentage of throws that resulted in the given sum</text:p>
        <text:p text:style-name="P9"><text:s text:c="12"/>probability = (double)match / numRolls * 100</text:p>
        <text:p text:style-name="P9"/>
        <text:p text:style-name="P9"><text:s text:c="12"/>//Print results</text:p>
        <text:p text:style-name="P9"><text:s text:c="12"/>println(" <text:s text:c="3"/>" + sum + "\t\t" + probability )</text:p>
        <text:p text:style-name="P9"><text:s text:c="9"/>//end for</text:p>
        <text:p text:style-name="P9"><text:soft-page-break/><text:s text:c="8"/>in.close()</text:p>
        <text:p text:style-name="P9"><text:s text:c="5"/>//end main</text:p>
        <text:p text:style-name="P9">//end class DiceProbability</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This program rolls 2 dice given the amount of sides on each die and the amount of times each pair</text:p>
        <text:p text:style-name="P3"><text:s/>* is rolled, then determines the percentage that each sum is rolled.</text:p>
        <text:p text:style-name="P3"><text:s/>*</text:p>
        <text:p text:style-name="P3"><text:s/>* @author Josiah K.</text:p>
        <text:p text:style-name="P3"><text:s/>* @version 11/23/19</text:p>
        <text:p text:style-name="P3"><text:s/>*</text:p>
        <text:p text:style-name="P3"><text:s/>* All the code for this project is provided. Your task is to rearrange it and put it in the correct order.</text:p>
        <text:p text:style-name="P3"><text:s/>* The final program should be indented properly and each section documented.</text:p>
        <text:p text:style-name="P3"><text:s/>*</text:p>
        <text:p text:style-name="P3"><text:s/>*/</text:p>
        <text:p text:style-name="P3"/>
        <text:p text:style-name="P3">import java.util.Random;</text:p>
        <text:p text:style-name="P3">import java.util.Scanner;</text:p>
        <text:p text:style-name="P3"/>
        <text:p text:style-name="P3">public class DiceProbability</text:p>
        <text:p text:style-name="P3">{</text:p>
        <text:p text:style-name="P3"><text:s text:c="4"/>public static void main(String[] args)</text:p>
        <text:p text:style-name="P3"><text:s text:c="4"/>{</text:p>
        <text:p text:style-name="P3"><text:s text:c="4"/><text:tab/>//Declare and initialize variables and objects</text:p>
        <text:p text:style-name="P3"><text:s text:c="8"/>Scanner in = new Scanner(System.in);</text:p>
        <text:p text:style-name="P3"><text:s text:c="8"/>int sum = 0;</text:p>
        <text:p text:style-name="P3"><text:s text:c="8"/>int numSides = 0;</text:p>
        <text:p text:style-name="P3"><text:s text:c="8"/>int numRolls = 0;</text:p>
        <text:p text:style-name="P3"><text:soft-page-break/><text:s text:c="8"/>int match = 0; //Number of times sum of dice matches the current sum</text:p>
        <text:p text:style-name="P3"><text:s text:c="8"/>int die1 = 0;</text:p>
        <text:p text:style-name="P3"><text:s text:c="8"/>int die2 = 0;</text:p>
        <text:p text:style-name="P3"><text:s text:c="8"/>double probability = 0.0;</text:p>
        <text:p text:style-name="P3"><text:s text:c="8"/>Random randNum = new Random();</text:p>
        <text:p text:style-name="P3"><text:s text:c="8"/>//Print the title of program</text:p>
        <text:p text:style-name="P3"><text:s text:c="8"/>System.out.println("\nCaculates the probability of each sum from a pair of die\ngiven the number of sides on a die and the number of rolls");</text:p>
        <text:p text:style-name="P3"><text:s text:c="8"/>//Input: ask user for number of rolls and number of sides on a die</text:p>
        <text:p text:style-name="P3"><text:s text:c="8"/>System.out.print("\nPlease enter the number of sides on a die: ");</text:p>
        <text:p text:style-name="P3"><text:s text:c="8"/>numSides = in.nextInt();</text:p>
        <text:p text:style-name="P3"><text:s text:c="8"/>System.out.print("Please enter the number of rolls: ");</text:p>
        <text:p text:style-name="P3"><text:s text:c="8"/>numRolls = in.nextInt();</text:p>
        <text:p text:style-name="P3"><text:s text:c="8"/>//Print heading for output table</text:p>
        <text:p text:style-name="P3"><text:s text:c="8"/>System.out.print("\n Sum of dice \t Probability \n");</text:p>
        <text:p text:style-name="P3"/>
        <text:p text:style-name="P3"><text:s text:c="16"/>//***************************************************************************************</text:p>
        <text:p text:style-name="P3"><text:s text:c="16"/>//Using nested loops, cycle through the possible sums of the dice.</text:p>
        <text:p text:style-name="P3"><text:s text:c="16"/>//Roll the dice the given number of times for each sum.</text:p>
        <text:p text:style-name="P3"><text:s text:c="16"/>//Count how many times the sum of the dice match the current sum being looked for.</text:p>
        <text:p text:style-name="P3"><text:s text:c="16"/>//***************************************************************************************</text:p>
        <text:p text:style-name="P3"><text:s text:c="8"/>//Loop to increment through the possible sums of the dice</text:p>
        <text:p text:style-name="P3"><text:s text:c="8"/>for( sum = 2; sum &lt;= (numSides * 2); sum++ )</text:p>
        <text:p text:style-name="P3"><text:s text:c="8"/>{</text:p>
        <text:p text:style-name="P3"><text:s text:c="12"/>match = 0;</text:p>
        <text:p text:style-name="P3"><text:s text:c="12"/></text:p>
        <text:p text:style-name="P3"><text:s text:c="12"/>//Loop to throw dice given number of times</text:p>
        <text:p text:style-name="P3"><text:s text:c="12"/>for( int roll <text:s/>= 0; roll &lt; numRolls; roll++ )</text:p>
        <text:p text:style-name="P3"><text:s text:c="12"/>{</text:p>
        <text:p text:style-name="P3"><text:s text:c="16"/>//Randomly generate values for two dice</text:p>
        <text:p text:style-name="P3"><text:s text:c="16"/>die1 = randNum.nextInt( numSides ) +1;</text:p>
        <text:p text:style-name="P3"><text:s text:c="16"/>die2 = randNum.nextInt( numSides ) +1;</text:p>
        <text:p text:style-name="P3"><text:soft-page-break/></text:p>
        <text:p text:style-name="P3"><text:s text:c="16"/>//Check if the sum of dice is equal to the given sum</text:p>
        <text:p text:style-name="P3"><text:s text:c="16"/>if ( die1 + die2 == sum )</text:p>
        <text:p text:style-name="P3"><text:s text:c="16"/>{</text:p>
        <text:p text:style-name="P3"><text:s text:c="20"/>match++;</text:p>
        <text:p text:style-name="P3"><text:s text:c="16"/>} // end if</text:p>
        <text:p text:style-name="P3"><text:s text:c="12"/>} //end for</text:p>
        <text:p text:style-name="P3"><text:s text:c="12"/></text:p>
        <text:p text:style-name="P3"><text:s text:c="12"/>//After all throws, calculate percentage of throws that resulted in the given sum</text:p>
        <text:p text:style-name="P3"><text:s text:c="12"/>probability = (double)match / numRolls * 100;</text:p>
        <text:p text:style-name="P3"/>
        <text:p text:style-name="P3"><text:s text:c="12"/>//Print results</text:p>
        <text:p text:style-name="P3"><text:s text:c="12"/>System.out.println(" <text:s text:c="3"/>" + sum + "\t\t" + probability );</text:p>
        <text:p text:style-name="P3"><text:s text:c="8"/>} //end for</text:p>
        <text:p text:style-name="P3"><text:s text:c="8"/>in.close();</text:p>
        <text:p text:style-name="P3"><text:s text:c="4"/>} //end main</text:p>
        <text:p text:style-name="P3">}//end class DiceProbability</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calculate the probability of a certain sum from a pair of dice give the amount of sides and amount of times rolled.</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to get real time probability of the sum of different sided dice.</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not knowing where certain blocks of code went but after some trial and error I figured it out. </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text:soft-page-break/></text:p>
              <text:p text:style-name="P4"/>
            </table:table-cell>
            <table:table-cell table:style-name="Table1.A1" office:value-type="string">
              <text:p text:style-name="P5">Next time I write a program I will be able to effectively use nested loop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1-23T19:56:41.497922260</dc:date>
    <meta:editing-cycles>9</meta:editing-cycles>
    <meta:editing-duration>PT8M6S</meta:editing-duration>
    <meta:document-statistic meta:table-count="1" meta:image-count="0" meta:object-count="0" meta:page-count="7" meta:paragraph-count="152" meta:word-count="1031" meta:character-count="7100" meta:non-whitespace-character-count="5058"/>
    <meta:generator>LibreOffice/5.2.7.2$Linux_AARCH64 LibreOffice_project/20m0$Build-2</meta:generator>
    <meta:user-defined meta:name="Company">FLVS</meta:user-defined>
    <meta:user-defined meta:name="Operator">JOSIAH KOWALSKI</meta:user-defined>
  </office:meta>
</office:document-meta>
</file>